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1.7486in" style:page-number="auto" table:align="left" fo:background-color="transparent" style:shadow="none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0.2528in"/>
    </style:style>
    <style:style style:name="Table1.B" style:family="table-column">
      <style:table-column-properties style:column-width="0.2458in"/>
    </style:style>
    <style:style style:name="Table1.1" style:family="table-row">
      <style:table-row-properties fo:background-color="#00ced1">
        <style:background-image/>
      </style:table-row-properties>
    </style:style>
    <style:style style:name="Table1.A1" style:family="table-cell">
      <style:table-cell-properties fo:background-color="#00ced1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background-color="#00ced1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Standard">
      <style:text-properties officeooo:paragraph-rsid="0017ddd3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dd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d4e2" officeooo:paragraph-rsid="0016d4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ddd3" officeooo:paragraph-rsid="0017dd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d4e2" officeooo:paragraph-rsid="0016d4e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d4e2" officeooo:paragraph-rsid="0017dd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ddd3" officeooo:paragraph-rsid="0017dd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468e" officeooo:paragraph-rsid="001846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d4e2" officeooo:paragraph-rsid="0016d4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7074" officeooo:paragraph-rsid="001c70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 table:number-columns-repeated="2"/>
        <table:table-column table:style-name="Table1.B"/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0">A</text:p>
          </table:table-cell>
          <table:table-cell table:style-name="Table1.B1" office:value-type="string">
            <text:p text:style-name="P10">B</text:p>
          </table:table-cell>
          <table:table-cell table:style-name="Table1.B1" office:value-type="string">
            <text:p text:style-name="P10">C</text:p>
          </table:table-cell>
          <table:table-cell table:style-name="Table1.B1" office:value-type="string">
            <text:p text:style-name="P10">D</text:p>
          </table:table-cell>
          <table:table-cell table:style-name="Table1.B1" office:value-type="string">
            <text:p text:style-name="P10">E</text:p>
          </table:table-cell>
          <table:table-cell table:style-name="Table1.G1" office:value-type="string">
            <text:p text:style-name="P10">F</text:p>
          </table:table-cell>
        </table:table-row>
        <table:table-row table:style-name="Table1.2">
          <table:table-cell table:style-name="Table1.A2" office:value-type="string">
            <text:p text:style-name="P4">A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4">B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4">C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4">D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12">X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p text:style-name="P4">E</text:p>
          </table:table-cell>
          <table:table-cell table:style-name="Table1.B2" office:value-type="string">
            <text:p text:style-name="P4">X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2">X</text:p>
          </table:table-cell>
          <table:table-cell table:style-name="Table1.B2" office:value-type="string">
            <text:p text:style-name="P12">X</text:p>
          </table:table-cell>
          <table:table-cell table:style-name="Table1.B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><text:bookmark-start text:name="__DdeLink__207_2094394722"/></text:p>
      <text:p text:style-name="P1"><text:bookmark-end text:name="__DdeLink__207_209439472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5:45:00.709973234</meta:creation-date>
    <dc:date>2021-02-15T11:16:08.064470336</dc:date>
    <meta:editing-duration>PT31M15S</meta:editing-duration>
    <meta:editing-cycles>8</meta:editing-cycles>
    <meta:generator>LibreOffice/6.4.6.2$Linux_X86_64 LibreOffice_project/40$Build-2</meta:generator>
    <meta:document-statistic meta:table-count="1" meta:image-count="0" meta:object-count="0" meta:page-count="1" meta:paragraph-count="15" meta:word-count="15" meta:character-count="15" meta:non-whitespace-character-count="15"/>
  </office:meta>
</office:document-meta>
</file>